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2">W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>Tues 5/23/2017 <text:span text:style-name="T1">6 miles</text:span></text:p>
      <text:p text:style-name="P10">I ran 6 miles on hilly roads and grass. <text:s/>Most of this run I did with Mark Ams.</text:p>
      <text:p text:style-name="P10"/>
      <text:p text:style-name="P10">Wed 5/24/2017 <text:span text:style-name="T1">no running</text:span></text:p>
      <text:p text:style-name="P9"/>
      <text:p text:style-name="P10">Thur 5/25/2017<text:span text:style-name="T1"> 5 miles</text:span></text:p>
      <text:p text:style-name="P10">On a treadmill I warmed up by running 2 miles in 10:02 + 8:18 =18:20 and rested </text:p>
      <text:p text:style-name="P10">6 minutes. <text:s/>Then I ran 2 miles:</text:p>
      <text:p text:style-name="P10">¼ mile in about 2:30</text:p>
      <text:p text:style-name="P10">1.5 miles with half mile splits: <text:s/>4:00 + 3:59 + 3:43</text:p>
      <text:p text:style-name="P10">¼ mile in about 2:30</text:p>
      <text:p text:style-name="P10">I warmed down with a ½ mile walk on the treadmill in 6:52, rested a few minutes and walked a ½ mile on the indoor track in 8:00.</text:p>
      <text:p text:style-name="P10">I used 6 weight machines for my upper body.</text:p>
      <text:p text:style-name="P10"/>
      <text:p text:style-name="P10">Fri 5/26/2017 <text:span text:style-name="T1">5.75 miles</text:span></text:p>
      <text:p text:style-name="P10">I ran with Jim Fitch on the high school track.</text:p>
      <text:p text:style-name="P10">Warm up: 1 mile jog and ¼ mile of drills</text:p>
      <text:p text:style-name="P10">4 miles at 10:12/mile</text:p>
      <text:p text:style-name="P10">Warm down: ½ mile jog</text:p>
      <text:p text:style-name="P10"/>
      <text:p text:style-name="P9">36.5 miles in the last week</text:p>
      <text:list xml:id="list4605899738737642277" text:style-name="L1">
        <text:list-item>
          <text:list>
            <text:list-header>
              <text:p text:style-name="P27"><text:s text:c="6"/></text:p>
            </text:list-header>
          </text:list>
        </text:list-item>
      </text:list>
      <text:p text:style-name="P9"/>
      <text:p text:style-name="P9"/>
      <text:p text:style-name="P24"><text:soft-page-break/><text:span text:style-name="T2">Sat 5/27/2107 </text:span>4.5 miles</text:p>
      <text:p text:style-name="P23">I ran 4 miles on hilly roads in 37:28 or 9:21/mile.</text:p>
      <text:p text:style-name="P23">Splits: 11:08, 9:14, 8:50, 8:16</text:p>
      <text:p text:style-name="P23">I warmed down with a half mile in about 5:00.</text:p>
      <text:p text:style-name="P23"/>
      <text:p text:style-name="P23">Sun 5/28/2017 <text:span text:style-name="T1">no running</text:span></text:p>
      <text:p text:style-name="P24"/>
      <text:p text:style-name="P23">Mon 5/29/2017<text:span text:style-name="T1"> 6.1 miles</text:span></text:p>
      <text:p text:style-name="P23">I<text:span text:style-name="T1"> </text:span>warmed up by running 3 miles at various paces.</text:p>
      <text:p text:style-name="P23">Then I ran the hilly Meadville “Human Race” 5K. Time: 24:29</text:p>
      <text:p text:style-name="P23">Mile split: 7:49, 8:12, 7:37 </text:p>
      <text:p text:style-name="P23">I should have warmed down but after talking to other runners I ran out of time.</text:p>
      <text:p text:style-name="P23"/>
      <text:p text:style-name="P23">Tues 5/30/2017 <text:span text:style-name="T1">6 miles</text:span></text:p>
      <text:p text:style-name="P23">I ran 2 miles on hilly roads and averaged 10:16/mile in Meadville.</text:p>
      <text:p text:style-name="P23">In the afternoon I walked 4 miles on the towpath in Cuyahoga National Park, Ohio. </text:p>
      <text:p text:style-name="P23"><text:s/></text:p>
      <text:p text:style-name="P23">Wed 5/31/2017 <text:span text:style-name="T1">2 miles</text:span></text:p>
      <text:p text:style-name="P23">I walked 2 miles in a park near Cleveland. </text:p>
      <text:p text:style-name="P23"/>
      <text:p text:style-name="P23">Thurs 6/1/2017 <text:span text:style-name="T1">5 miles</text:span></text:p>
      <text:p text:style-name="P23">I ran 5 miles on hilly roads in Meadville. <text:s/>The average pace was 10:17/mile.</text:p>
      <text:p text:style-name="P23"/>
      <text:p text:style-name="P23">Fri 6/2/2017 <text:span text:style-name="T1">4.5 miles</text:span></text:p>
      <text:p text:style-name="P23">I walked and ran 4.5 miles on mainly level ground and averaged about 13:30/mile. <text:s/>I walked about twice as much as I ran.</text:p>
      <text:p text:style-name="P23"/>
      <text:p text:style-name="P24">28.1 miles in the last week </text:p>
      <text:p text:style-name="P24"/>
      <text:p text:style-name="P9"/>
      <text:p text:style-name="P10"><text:soft-page-break/>Sat 6/3/2017 <text:span text:style-name="T1">10.5 miles</text:span></text:p>
      <text:p text:style-name="P10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10">First 5 mile splits: <text:s text:c="4"/>10:03, 9:41, 9:39, 9:30, 9:30</text:p>
      <text:p text:style-name="P10">Second 5 mile splits: <text:s text:c="2"/>9:37, 9:23, 8:56, 8:22, 8:04</text:p>
      <text:p text:style-name="P10">I warmed down with a ½ mile jog.</text:p>
      <text:p text:style-name="P10">In the afternoon Mary Jane and I kayaked for 2 hours down French Creek. <text:s/>It was great exercise and we both had fun.</text:p>
      <text:p text:style-name="P10"/>
      <text:p text:style-name="P10">Sun 6/4/2017 <text:span text:style-name="T1">no running</text:span></text:p>
      <text:p text:style-name="P10"/>
      <text:p text:style-name="P10">Mon 6/5/2017 <text:span text:style-name="T1">4 miles</text:span></text:p>
      <text:p text:style-name="P10">I ran with 6 other runners on the high school track. </text:p>
      <text:p text:style-name="P10">warm up 2 miles</text:p>
      <text:p text:style-name="P10">6 x 300 meters with 200 meter jog after each and a ½ mile jog at the end. <text:s/>The jogs took about 2:30.</text:p>
      <text:p text:style-name="P10">Times for the 300 meter runs:</text:p>
      <text:p text:style-name="P10">1:26, 1:16, 1:19, 1:15, 1:14, 1:14</text:p>
      <text:p text:style-name="P10"/>
      <text:p text:style-name="P10"/>
      <text:p text:style-name="P10"/>
      <text:p text:style-name="P10"/>
      <text:p text:style-name="P23"/>
      <text:p text:style-name="P23"/>
      <text:p text:style-name="P23"/>
      <text:p text:style-name="P23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6-05T22:42:15.66</dc:date>
    <dc:creator>James Lombardi</dc:creator>
    <meta:editing-duration>P1DT5H46M2S</meta:editing-duration>
    <meta:editing-cycles>228</meta:editing-cycles>
    <meta:document-statistic meta:table-count="0" meta:image-count="0" meta:object-count="0" meta:page-count="12" meta:paragraph-count="266" meta:word-count="3324" meta:character-count="16262"/>
  </office:meta>
</office:document-meta>
</file>